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5.51mm">
            <draw:object draw:notify-on-update-of-ranges="Sheet1.I2:Sheet1.I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21mm" svg:y="136.46mm">
            <draw:object draw:notify-on-update-of-ranges="Sheet1.I31:Sheet1.I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time" office:time-value="PT16H43M04.73S" calcext:value-type="time">
            <text:p>16:43:04.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0394" calcext:value-type="float">
            <text:p>1570891380394</text:p>
          </table:table-cell>
          <table:table-cell office:value-type="string" calcext:value-type="string">
            <text:p>time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irst</text:p>
          </table:table-cell>
        </table:table-row>
        <table:table-row table:style-name="ro1">
          <table:table-cell office:value-type="time" office:time-value="PT16H43M04.963S" calcext:value-type="time">
            <text:p>16:43:04.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4739" calcext:value-type="float">
            <text:p>1570891384739</text:p>
          </table:table-cell>
          <table:table-cell office:value-type="string" calcext:value-type="string">
            <text:p>tim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5.184S" calcext:value-type="time">
            <text:p>16:43:05.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4995" calcext:value-type="float">
            <text:p>1570891384995</text:p>
          </table:table-cell>
          <table:table-cell office:value-type="string" calcext:value-type="string">
            <text:p>tim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5.333S" calcext:value-type="time">
            <text:p>16:43:05.3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5184" calcext:value-type="float">
            <text:p>1570891385184</text:p>
          </table:table-cell>
          <table:table-cell office:value-type="string" calcext:value-type="string">
            <text:p>tim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5.469S" calcext:value-type="time">
            <text:p>16:43:05.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5333" calcext:value-type="float">
            <text:p>1570891385333</text:p>
          </table:table-cell>
          <table:table-cell office:value-type="string" calcext:value-type="string">
            <text:p>tim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5.58S" calcext:value-type="time">
            <text:p>16:43:05.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5470" calcext:value-type="float">
            <text:p>1570891385470</text:p>
          </table:table-cell>
          <table:table-cell office:value-type="string" calcext:value-type="string">
            <text:p>tim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5.684S" calcext:value-type="time">
            <text:p>16:43:05.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5580" calcext:value-type="float">
            <text:p>1570891385580</text:p>
          </table:table-cell>
          <table:table-cell office:value-type="string" calcext:value-type="string">
            <text:p>tim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5.775S" calcext:value-type="time">
            <text:p>16:43:05.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5684" calcext:value-type="float">
            <text:p>1570891385684</text:p>
          </table:table-cell>
          <table:table-cell office:value-type="string" calcext:value-type="string">
            <text:p>tim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5.865S" calcext:value-type="time">
            <text:p>16:43:05.8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5776" calcext:value-type="float">
            <text:p>1570891385776</text:p>
          </table:table-cell>
          <table:table-cell office:value-type="string" calcext:value-type="string">
            <text:p>tim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5.941S" calcext:value-type="time">
            <text:p>16:43:05.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5865" calcext:value-type="float">
            <text:p>1570891385865</text:p>
          </table:table-cell>
          <table:table-cell office:value-type="string" calcext:value-type="string">
            <text:p>t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064S" calcext:value-type="time">
            <text:p>16:43:06.0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5941" calcext:value-type="float">
            <text:p>1570891385941</text:p>
          </table:table-cell>
          <table:table-cell office:value-type="string" calcext:value-type="string">
            <text:p>tim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13S" calcext:value-type="time">
            <text:p>16:43:06.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064" calcext:value-type="float">
            <text:p>1570891386064</text:p>
          </table:table-cell>
          <table:table-cell office:value-type="string" calcext:value-type="string">
            <text:p>ti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194S" calcext:value-type="time">
            <text:p>16:43:06.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130" calcext:value-type="float">
            <text:p>1570891386130</text:p>
          </table:table-cell>
          <table:table-cell office:value-type="string" calcext:value-type="string">
            <text:p>ti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247S" calcext:value-type="time">
            <text:p>16:43:06.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195" calcext:value-type="float">
            <text:p>1570891386195</text:p>
          </table:table-cell>
          <table:table-cell office:value-type="string" calcext:value-type="string">
            <text:p>ti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316S" calcext:value-type="time">
            <text:p>16:43:06.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247" calcext:value-type="float">
            <text:p>1570891386247</text:p>
          </table:table-cell>
          <table:table-cell office:value-type="string" calcext:value-type="string">
            <text:p>tim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355S" calcext:value-type="time">
            <text:p>16:43:06.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317" calcext:value-type="float">
            <text:p>1570891386317</text:p>
          </table:table-cell>
          <table:table-cell office:value-type="string" calcext:value-type="string">
            <text:p>ti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393S" calcext:value-type="time">
            <text:p>16:43:06.3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355" calcext:value-type="float">
            <text:p>1570891386355</text:p>
          </table:table-cell>
          <table:table-cell office:value-type="string" calcext:value-type="string">
            <text:p>tim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434S" calcext:value-type="time">
            <text:p>16:43:06.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393" calcext:value-type="float">
            <text:p>1570891386393</text:p>
          </table:table-cell>
          <table:table-cell office:value-type="string" calcext:value-type="string">
            <text:p>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47S" calcext:value-type="time">
            <text:p>16:43:06.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434" calcext:value-type="float">
            <text:p>1570891386434</text:p>
          </table:table-cell>
          <table:table-cell office:value-type="string" calcext:value-type="string">
            <text:p>tim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51S" calcext:value-type="time">
            <text:p>16:43:06.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471" calcext:value-type="float">
            <text:p>1570891386471</text:p>
          </table:table-cell>
          <table:table-cell office:value-type="string" calcext:value-type="string">
            <text:p>tim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556S" calcext:value-type="time">
            <text:p>16:43:06.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510" calcext:value-type="float">
            <text:p>1570891386510</text:p>
          </table:table-cell>
          <table:table-cell office:value-type="string" calcext:value-type="string">
            <text:p>ti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59S" calcext:value-type="time">
            <text:p>16:43:06.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556" calcext:value-type="float">
            <text:p>1570891386556</text:p>
          </table:table-cell>
          <table:table-cell office:value-type="string" calcext:value-type="string">
            <text:p>ti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626S" calcext:value-type="time">
            <text:p>16:43:06.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591" calcext:value-type="float">
            <text:p>1570891386591</text:p>
          </table:table-cell>
          <table:table-cell office:value-type="string" calcext:value-type="string">
            <text:p>ti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66S" calcext:value-type="time">
            <text:p>16:43:06.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626" calcext:value-type="float">
            <text:p>1570891386626</text:p>
          </table:table-cell>
          <table:table-cell office:value-type="string" calcext:value-type="string">
            <text:p>ti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697S" calcext:value-type="time">
            <text:p>16:43:06.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660" calcext:value-type="float">
            <text:p>1570891386660</text:p>
          </table:table-cell>
          <table:table-cell office:value-type="string" calcext:value-type="string">
            <text:p>tim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732S" calcext:value-type="time">
            <text:p>16:43:06.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697" calcext:value-type="float">
            <text:p>1570891386697</text:p>
          </table:table-cell>
          <table:table-cell office:value-type="string" calcext:value-type="string">
            <text:p>ti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782S" calcext:value-type="time">
            <text:p>16:43:06.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732" calcext:value-type="float">
            <text:p>1570891386732</text:p>
          </table:table-cell>
          <table:table-cell office:value-type="string" calcext:value-type="string">
            <text:p>tim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827S" calcext:value-type="time">
            <text:p>16:43:06.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782" calcext:value-type="float">
            <text:p>1570891386782</text:p>
          </table:table-cell>
          <table:table-cell office:value-type="string" calcext:value-type="string">
            <text:p>tim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863S" calcext:value-type="time">
            <text:p>16:43:06.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827" calcext:value-type="float">
            <text:p>1570891386827</text:p>
          </table:table-cell>
          <table:table-cell office:value-type="string" calcext:value-type="string">
            <text:p>tim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898S" calcext:value-type="time">
            <text:p>16:43:06.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863" calcext:value-type="float">
            <text:p>1570891386863</text:p>
          </table:table-cell>
          <table:table-cell office:value-type="string" calcext:value-type="string">
            <text:p>ti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warmup</text:p>
          </table:table-cell>
        </table:table-row>
        <table:table-row table:style-name="ro1">
          <table:table-cell office:value-type="time" office:time-value="PT16H43M06.934S" calcext:value-type="time">
            <text:p>16:43:06.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899" calcext:value-type="float">
            <text:p>1570891386899</text:p>
          </table:table-cell>
          <table:table-cell office:value-type="string" calcext:value-type="string">
            <text:p>ti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6.97S" calcext:value-type="time">
            <text:p>16:43:06.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934" calcext:value-type="float">
            <text:p>1570891386934</text:p>
          </table:table-cell>
          <table:table-cell office:value-type="string" calcext:value-type="string">
            <text:p>ti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009S" calcext:value-type="time">
            <text:p>16:43:07.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6970" calcext:value-type="float">
            <text:p>1570891386970</text:p>
          </table:table-cell>
          <table:table-cell office:value-type="string" calcext:value-type="string">
            <text:p>tim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044S" calcext:value-type="time">
            <text:p>16:43:07.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009" calcext:value-type="float">
            <text:p>1570891387009</text:p>
          </table:table-cell>
          <table:table-cell office:value-type="string" calcext:value-type="string">
            <text:p>ti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076S" calcext:value-type="time">
            <text:p>16:43:07.0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044" calcext:value-type="float">
            <text:p>1570891387044</text:p>
          </table:table-cell>
          <table:table-cell office:value-type="string" calcext:value-type="string">
            <text:p>ti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107S" calcext:value-type="time">
            <text:p>16:43:07.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076" calcext:value-type="float">
            <text:p>1570891387076</text:p>
          </table:table-cell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138S" calcext:value-type="time">
            <text:p>16:43:07.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107" calcext:value-type="float">
            <text:p>1570891387107</text:p>
          </table:table-cell>
          <table:table-cell office:value-type="string" calcext:value-type="string">
            <text:p>ti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172S" calcext:value-type="time">
            <text:p>16:43:07.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138" calcext:value-type="float">
            <text:p>1570891387138</text:p>
          </table:table-cell>
          <table:table-cell office:value-type="string" calcext:value-type="string">
            <text:p>tim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212S" calcext:value-type="time">
            <text:p>16:43:07.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172" calcext:value-type="float">
            <text:p>1570891387172</text:p>
          </table:table-cell>
          <table:table-cell office:value-type="string" calcext:value-type="string">
            <text:p>tim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245S" calcext:value-type="time">
            <text:p>16:43:07.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212" calcext:value-type="float">
            <text:p>1570891387212</text:p>
          </table:table-cell>
          <table:table-cell office:value-type="string" calcext:value-type="string">
            <text:p>tim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275S" calcext:value-type="time">
            <text:p>16:43:07.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245" calcext:value-type="float">
            <text:p>1570891387245</text:p>
          </table:table-cell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311S" calcext:value-type="time">
            <text:p>16:43:07.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276" calcext:value-type="float">
            <text:p>1570891387276</text:p>
          </table:table-cell>
          <table:table-cell office:value-type="string" calcext:value-type="string">
            <text:p>ti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342S" calcext:value-type="time">
            <text:p>16:43:07.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311" calcext:value-type="float">
            <text:p>1570891387311</text:p>
          </table:table-cell>
          <table:table-cell office:value-type="string" calcext:value-type="string">
            <text:p>ti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373S" calcext:value-type="time">
            <text:p>16:43:07.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343" calcext:value-type="float">
            <text:p>1570891387343</text:p>
          </table:table-cell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406S" calcext:value-type="time">
            <text:p>16:43:07.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373" calcext:value-type="float">
            <text:p>1570891387373</text:p>
          </table:table-cell>
          <table:table-cell office:value-type="string" calcext:value-type="string">
            <text:p>tim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445S" calcext:value-type="time">
            <text:p>16:43:07.4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406" calcext:value-type="float">
            <text:p>1570891387406</text:p>
          </table:table-cell>
          <table:table-cell office:value-type="string" calcext:value-type="string">
            <text:p>ti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478S" calcext:value-type="time">
            <text:p>16:43:07.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445" calcext:value-type="float">
            <text:p>1570891387445</text:p>
          </table:table-cell>
          <table:table-cell office:value-type="string" calcext:value-type="string">
            <text:p>tim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511S" calcext:value-type="time">
            <text:p>16:43:07.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479" calcext:value-type="float">
            <text:p>1570891387479</text:p>
          </table:table-cell>
          <table:table-cell office:value-type="string" calcext:value-type="string">
            <text:p>tim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543S" calcext:value-type="time">
            <text:p>16:43:07.5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512" calcext:value-type="float">
            <text:p>1570891387512</text:p>
          </table:table-cell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573S" calcext:value-type="time">
            <text:p>16:43:07.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543" calcext:value-type="float">
            <text:p>1570891387543</text:p>
          </table:table-cell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605S" calcext:value-type="time">
            <text:p>16:43:07.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573" calcext:value-type="float">
            <text:p>1570891387573</text:p>
          </table:table-cell>
          <table:table-cell office:value-type="string" calcext:value-type="string">
            <text:p>tim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645S" calcext:value-type="time">
            <text:p>16:43:07.6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606" calcext:value-type="float">
            <text:p>1570891387606</text:p>
          </table:table-cell>
          <table:table-cell office:value-type="string" calcext:value-type="string">
            <text:p>ti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675S" calcext:value-type="time">
            <text:p>16:43:07.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645" calcext:value-type="float">
            <text:p>1570891387645</text:p>
          </table:table-cell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708S" calcext:value-type="time">
            <text:p>16:43:07.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675" calcext:value-type="float">
            <text:p>1570891387675</text:p>
          </table:table-cell>
          <table:table-cell office:value-type="string" calcext:value-type="string">
            <text:p>tim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739S" calcext:value-type="time">
            <text:p>16:43:07.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708" calcext:value-type="float">
            <text:p>1570891387708</text:p>
          </table:table-cell>
          <table:table-cell office:value-type="string" calcext:value-type="string">
            <text:p>ti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769S" calcext:value-type="time">
            <text:p>16:43:07.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739" calcext:value-type="float">
            <text:p>1570891387739</text:p>
          </table:table-cell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8S" calcext:value-type="time">
            <text:p>16:43:07.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769" calcext:value-type="float">
            <text:p>1570891387769</text:p>
          </table:table-cell>
          <table:table-cell office:value-type="string" calcext:value-type="string">
            <text:p>ti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841S" calcext:value-type="time">
            <text:p>16:43:07.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801" calcext:value-type="float">
            <text:p>1570891387801</text:p>
          </table:table-cell>
          <table:table-cell office:value-type="string" calcext:value-type="string">
            <text:p>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time" office:time-value="PT16H43M07.871S" calcext:value-type="time">
            <text:p>16:43:07.8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org.perf4j.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0891387841" calcext:value-type="float">
            <text:p>1570891387841</text:p>
          </table:table-cell>
          <table:table-cell office:value-type="string" calcext:value-type="string">
            <text:p>ti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u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6:42:24.848013772</meta:creation-date>
    <dc:date>2019-10-12T16:46:15.077871643</dc:date>
    <meta:editing-duration>PT3M57S</meta:editing-duration>
    <meta:editing-cycles>1</meta:editing-cycles>
    <meta:document-statistic meta:table-count="1" meta:cell-count="649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I2:Sheet1.I30" svg:x="0.32cm" svg:y="0.18cm" svg:width="15.36cm" svg:height="8.64cm">
          <chartooo:coordinate-region svg:x="1.143cm" svg:y="0.372cm" svg:width="14.345cm" svg:height="7.81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I2:Sheet1.I30" chart:class="chart:line">
            <chart:data-point chart:repeated="2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3">
                <text:p>223</text:p>
                <draw:g>
                  <svg:desc>Sheet1.I2:Sheet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I31:Sheet1.I59" svg:x="0.32cm" svg:y="0.18cm" svg:width="15.36cm" svg:height="8.64cm">
          <chartooo:coordinate-region svg:x="0.952cm" svg:y="0.372cm" svg:width="14.536cm" svg:height="7.81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I31:Sheet1.I59" chart:class="chart:line">
            <chart:data-point chart:repeated="2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Sheet1.I31:Sheet1.I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